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358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1.588cm" svg:x="1.234cm" svg:y="1.2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04cm" svg:y1="1.234cm" svg:x2="2.604cm" svg:y2="2.822cm">
          <text:p/>
        </draw:line>
        <draw:frame draw:style-name="gr3" draw:text-style-name="P3" draw:layer="layout" svg:width="0.853cm" svg:height="0.962cm" svg:x="1.517cm" svg:y="1.525cm">
          <draw:text-box>
            <text:p>1</text:p>
          </draw:text-box>
        </draw:frame>
        <draw:line draw:style-name="gr4" draw:text-style-name="P2" draw:layer="layout" svg:x1="3.322cm" svg:y1="2.052cm" svg:x2="6.497cm" svg:y2="2.052cm">
          <text:p/>
        </draw:line>
        <draw:custom-shape draw:style-name="gr5" draw:text-style-name="P4" draw:layer="layout" svg:width="0.318cm" svg:height="0.318cm" svg:x="3.222cm" svg:y="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2.858cm" svg:height="1.588cm" svg:x="6.715cm" svg:y="1.3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085cm" svg:y1="1.317cm" svg:x2="8.085cm" svg:y2="2.905cm">
            <text:p/>
          </draw:line>
          <draw:line draw:style-name="gr2" draw:text-style-name="P2" draw:layer="layout" svg:x1="8.085cm" svg:y1="1.317cm" svg:x2="9.573cm" svg:y2="2.905cm">
            <text:p/>
          </draw:line>
        </draw:g>
        <draw:custom-shape draw:style-name="gr5" draw:text-style-name="P4" draw:layer="layout" svg:width="0.318cm" svg:height="0.318cm" svg:x="7.249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445cm" svg:y1="2.244cm" svg:x2="7.445cm" svg:y2="4.784cm">
          <text:p/>
        </draw:line>
        <draw:custom-shape draw:style-name="gr1" draw:text-style-name="P1" draw:layer="layout" svg:width="2.858cm" svg:height="1.588cm" svg:x="6.715cm" svg:y="5.0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085cm" svg:y1="5.027cm" svg:x2="8.085cm" svg:y2="6.615cm">
          <text:p/>
        </draw:line>
        <draw:frame draw:style-name="gr3" draw:text-style-name="P3" draw:layer="layout" svg:width="0.853cm" svg:height="0.962cm" svg:x="7.032cm" svg:y="5.335cm">
          <draw:text-box>
            <text:p>2</text:p>
          </draw:text-box>
        </draw:frame>
        <draw:custom-shape draw:style-name="gr5" draw:text-style-name="P4" draw:layer="layout" svg:width="0.318cm" svg:height="0.318cm" svg:x="8.72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937cm" svg:y1="5.862cm" svg:x2="11.477cm" svg:y2="5.862cm">
          <text:p/>
        </draw:line>
        <draw:g>
          <draw:custom-shape draw:style-name="gr1" draw:text-style-name="P1" draw:layer="layout" svg:width="2.858cm" svg:height="1.588cm" svg:x="11.694cm" svg:y="5.15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064cm" svg:y1="5.153cm" svg:x2="13.064cm" svg:y2="6.741cm">
            <text:p/>
          </draw:line>
          <draw:line draw:style-name="gr2" draw:text-style-name="P2" draw:layer="layout" svg:x1="13.064cm" svg:y1="5.153cm" svg:x2="14.552cm" svg:y2="6.741cm">
            <text:p/>
          </draw:line>
        </draw:g>
        <draw:custom-shape draw:style-name="gr5" draw:text-style-name="P4" draw:layer="layout" svg:width="0.318cm" svg:height="0.318cm" svg:x="12.228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424cm" svg:y1="6.08cm" svg:x2="12.424cm" svg:y2="8.62cm">
          <text:p/>
        </draw:line>
        <draw:custom-shape draw:style-name="gr1" draw:text-style-name="P1" draw:layer="layout" svg:width="2.858cm" svg:height="1.588cm" svg:x="11.795cm" svg:y="8.9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165cm" svg:y1="8.937cm" svg:x2="13.165cm" svg:y2="10.525cm">
          <text:p/>
        </draw:line>
        <draw:frame draw:style-name="gr3" draw:text-style-name="P3" draw:layer="layout" svg:width="0.853cm" svg:height="0.962cm" svg:x="12.112cm" svg:y="9.245cm">
          <draw:text-box>
            <text:p>3</text:p>
          </draw:text-box>
        </draw:frame>
        <draw:custom-shape draw:style-name="gr5" draw:text-style-name="P4" draw:layer="layout" svg:width="0.318cm" svg:height="0.318cm" svg:x="13.8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4.017cm" svg:y1="9.772cm" svg:x2="16.557cm" svg:y2="9.772cm">
          <text:p/>
        </draw:line>
        <draw:g>
          <draw:custom-shape draw:style-name="gr1" draw:text-style-name="P1" draw:layer="layout" svg:width="2.858cm" svg:height="1.588cm" svg:x="16.874cm" svg:y="8.93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244cm" svg:y1="8.937cm" svg:x2="18.244cm" svg:y2="10.525cm">
            <text:p/>
          </draw:line>
          <draw:line draw:style-name="gr2" draw:text-style-name="P2" draw:layer="layout" svg:x1="18.244cm" svg:y1="8.937cm" svg:x2="19.732cm" svg:y2="10.525cm">
            <text:p/>
          </draw:line>
        </draw:g>
        <draw:frame draw:style-name="gr3" draw:text-style-name="P3" draw:layer="layout" svg:width="0.853cm" svg:height="0.962cm" svg:x="17.092cm" svg:y="9.255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2-12-03T11:11:44.662100587</dc:date>
    <meta:editing-duration>PT9M59S</meta:editing-duration>
    <meta:editing-cycles>1</meta:editing-cycles>
    <meta:document-statistic meta:object-count="32"/>
    <meta:generator>LibreOffice/7.0.4.2$Linux_X86_64 LibreOffice_project/00$Build-2</meta:generator>
  </office:meta>
</office:document-meta>
</file>